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</style:style>
    <style:style style:name="ce2" style:family="table-cell" style:parent-style-name="Default">
      <style:table-cell-properties fo:background-color="#b47804"/>
    </style:style>
    <style:style style:name="ce3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3.6063in" svg:y="0.2067in">
            <draw:object draw:notify-on-update-of-ranges="Sheet1.C3:Sheet1.C16 Sheet1.A3:Sheet1.A16 Sheet1.A1:Sheet1.A1 Sheet1.C2:Sheet1.C16 Sheet1.A19:Sheet1.A19 Sheet1.C21:Sheet1.C29 Sheet1.A21:Sheet1.A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IL100_H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RESULT</text:p>
          </table:table-cell>
          <table:table-cell/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-6860.3625468659" calcext:value-type="float">
            <text:p>-6860.3625468659</text:p>
          </table:table-cell>
          <table:table-cell table:formula="of:=[.B3]-[.$B$17]" office:value-type="float" office:value="0.00583823278520868" calcext:value-type="float">
            <text:p>0.00583823278520868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table:style-name="ce1"/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-6860.38430462114" calcext:value-type="float">
            <text:p>-6860.38430462114</text:p>
          </table:table-cell>
          <table:table-cell table:formula="of:=[.B5]-[.$B$17]" office:value-type="float" office:value="-0.0159195224568975" calcext:value-type="float">
            <text:p>-0.0159195224568975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-6860.38981554082" calcext:value-type="float">
            <text:p>-6860.38981554082</text:p>
          </table:table-cell>
          <table:table-cell table:formula="of:=[.B6]-[.$B$17]" office:value-type="float" office:value="-0.0214304421433553" calcext:value-type="float">
            <text:p>-0.0214304421433553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-6860.39146321026" calcext:value-type="float">
            <text:p>-6860.39146321026</text:p>
          </table:table-cell>
          <table:table-cell table:formula="of:=[.B7]-[.$B$17]" office:value-type="float" office:value="-0.0230781115797072" calcext:value-type="float">
            <text:p>-0.0230781115797072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-6860.39093219022" calcext:value-type="float">
            <text:p>-6860.39093219022</text:p>
          </table:table-cell>
          <table:table-cell table:formula="of:=[.B8]-[.$B$17]" office:value-type="float" office:value="-0.0225470915402184" calcext:value-type="float">
            <text:p>-0.0225470915402184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-6860.38924804762" calcext:value-type="float">
            <text:p>-6860.38924804762</text:p>
          </table:table-cell>
          <table:table-cell table:formula="of:=[.B9]-[.$B$17]" office:value-type="float" office:value="-0.0208629489397936" calcext:value-type="float">
            <text:p>-0.02086294893979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6860.38703020085" calcext:value-type="float">
            <text:p>-6860.38703020085</text:p>
          </table:table-cell>
          <table:table-cell table:formula="of:=[.B10]-[.$B$17]" office:value-type="float" office:value="-0.0186451021700123" calcext:value-type="float">
            <text:p>-0.0186451021700123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-6860.3846534593" calcext:value-type="float">
            <text:p>-6860.3846534593</text:p>
          </table:table-cell>
          <table:table-cell table:formula="of:=[.B11]-[.$B$17]" office:value-type="float" office:value="-0.0162683606204155" calcext:value-type="float">
            <text:p>-0.016268360620415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-6860.38234223349" calcext:value-type="float">
            <text:p>-6860.38234223349</text:p>
          </table:table-cell>
          <table:table-cell table:formula="of:=[.B12]-[.$B$17]" office:value-type="float" office:value="-0.0139571348099707" calcext:value-type="float">
            <text:p>-0.013957134809970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-6860.38021911491" calcext:value-type="float">
            <text:p>-6860.38021911491</text:p>
          </table:table-cell>
          <table:table-cell table:formula="of:=[.B13]-[.$B$17]" office:value-type="float" office:value="-0.0118340162298409" calcext:value-type="float">
            <text:p>-0.0118340162298409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-6860.37834337846" calcext:value-type="float">
            <text:p>-6860.37834337846</text:p>
          </table:table-cell>
          <table:table-cell table:formula="of:=[.B14]-[.$B$17]" office:value-type="float" office:value="-0.00995827978022135" calcext:value-type="float">
            <text:p>-0.00995827978022135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-6860.37672833642" calcext:value-type="float">
            <text:p>-6860.37672833642</text:p>
          </table:table-cell>
          <table:table-cell table:formula="of:=[.B15]-[.$B$17]" office:value-type="float" office:value="-0.00834323773960932" calcext:value-type="float">
            <text:p>-0.00834323773960932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6860.37536238413" calcext:value-type="float">
            <text:p>-6860.37536238413</text:p>
          </table:table-cell>
          <table:table-cell table:formula="of:=[.B16]-[.$B$17]" office:value-type="float" office:value="-0.00697728545037535" calcext:value-type="float">
            <text:p>-0.00697728545037535</text:p>
          </table:table-cell>
        </table:table-row>
        <table:table-row table:style-name="ro1">
          <table:table-cell table:formula="of:=25" office:value-type="float" office:value="25" calcext:value-type="float">
            <text:p>25</text:p>
          </table:table-cell>
          <table:table-cell office:value-type="float" office:value="-6860.36838509868" calcext:value-type="float">
            <text:p>-6860.36838509868</text:p>
          </table:table-cell>
          <table:table-cell table:formula="of:=[.B17]-[.$B$17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L100_OH_H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RESULT</text:p>
          </table:table-cell>
          <table:table-cell/>
        </table:table-row>
        <table:table-row table:style-name="ro1">
          <table:table-cell office:value-type="float" office:value="1.35" calcext:value-type="float">
            <text:p>1.35</text:p>
          </table:table-cell>
          <table:table-cell table:style-name="ce1"/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table:style-name="ce1"/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"/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-6934.1780273198" calcext:value-type="float">
            <text:p>-6934.1780273198</text:p>
          </table:table-cell>
          <table:table-cell table:formula="of:=[.B24]-[.$B$32]" office:value-type="float" office:value="-0.00383803867225652" calcext:value-type="float">
            <text:p>-0.00383803867225652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table:style-name="ce2" office:value-type="float" office:value="-6934.17889895999" calcext:value-type="float">
            <text:p>-6934.17889895999</text:p>
          </table:table-cell>
          <table:table-cell table:formula="of:=[.B25]-[.$B$32]" office:value-type="float" office:value="-0.00470967885939899" calcext:value-type="float">
            <text:p>-0.00470967885939899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-6934.1796168546" calcext:value-type="float">
            <text:p>-6934.1796168546</text:p>
          </table:table-cell>
          <table:table-cell table:formula="of:=[.B26]-[.$B$32]" office:value-type="float" office:value="-0.00542757346829603" calcext:value-type="float">
            <text:p>-0.00542757346829603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-6934.17978005585" calcext:value-type="float">
            <text:p>-6934.17978005585</text:p>
          </table:table-cell>
          <table:table-cell table:formula="of:=[.B27]-[.$B$32]" office:value-type="float" office:value="-0.0055907747191668" calcext:value-type="float">
            <text:p>-0.00559077471916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6934.17973563844" calcext:value-type="float">
            <text:p>-6934.17973563844</text:p>
          </table:table-cell>
          <table:table-cell table:formula="of:=[.B28]-[.$B$32]" office:value-type="float" office:value="-0.00554635730622977" calcext:value-type="float">
            <text:p>-0.00554635730622977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-6934.17957723581" calcext:value-type="float">
            <text:p>-6934.17957723581</text:p>
          </table:table-cell>
          <table:table-cell table:formula="of:=[.B29]-[.$B$32]" office:value-type="float" office:value="-0.00538795467400632" calcext:value-type="float">
            <text:p>-0.00538795467400632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table:style-name="ce1"/>
          <table:table-cell/>
        </table:table-row>
        <table:table-row table:style-name="ro1">
          <table:table-cell office:value-type="float" office:value="2.6" calcext:value-type="float">
            <text:p>2.6</text:p>
          </table:table-cell>
          <table:table-cell table:style-name="ce1"/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-6934.17418928113" calcext:value-type="float">
            <text:p>-6934.17418928113</text:p>
          </table:table-cell>
          <table:table-cell table:formula="of:=[.B32]-[.$B$32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0T17:28:37.954842773</meta:creation-date>
    <meta:generator>LibreOffice/7.4.7.2$Linux_X86_64 LibreOffice_project/40$Build-2</meta:generator>
    <dc:date>2026-02-13T17:46:08.042435399</dc:date>
    <meta:editing-duration>P2DT36M29S</meta:editing-duration>
    <meta:editing-cycles>16</meta:editing-cycles>
    <meta:document-statistic meta:table-count="1" meta:cell-count="7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43cm" svg:y="0.316cm" chart:style-name="ch2">
          <text:p>MIL100 + H2 vs MIL 100 OH + H2</text:p>
        </chart:title>
        <chart:legend chart:legend-position="end" svg:x="12.222cm" svg:y="3.952cm" style:legend-expansion="high" chart:style-name="ch3"/>
        <chart:plot-area chart:style-name="ch4" table:cell-range-address="Sheet1.C2:Sheet1.C16 Sheet1.A3:Sheet1.A16 Sheet1.A1:Sheet1.A1 Sheet1.A19:Sheet1.A19 Sheet1.C21:Sheet1.C29" chart:data-source-has-labels="both" svg:x="1.331cm" svg:y="1.275cm" svg:width="10.571cm" svg:height="6.564cm">
          <chart:coordinate-region svg:x="2.535cm" svg:y="1.474cm" svg:width="9.127cm" svg:height="6.166cm"/>
          <chart:axis chart:dimension="x" chart:name="primary-x" chart:style-name="ch5" chartooo:axis-type="auto">
            <chart:title svg:x="5.95cm" svg:y="8.019cm" chart:style-name="ch6">
              <text:p>distance</text:p>
            </chart:title>
            <chart:categories table:cell-range-address="Sheet1.C3:Sheet1.C16"/>
          </chart:axis>
          <chart:axis chart:dimension="y" chart:name="primary-y" chart:style-name="ch7">
            <chart:title svg:x="0.451cm" svg:y="5.117cm" chart:style-name="ch8">
              <text:p>energy</text:p>
            </chart:title>
            <chart:grid chart:style-name="ch9" chart:class="major"/>
          </chart:axis>
          <chart:series chart:style-name="ch10" chart:values-cell-range-address="Sheet1.C2:Sheet1.C16" chart:label-cell-address="Sheet1.A1:Sheet1.A1" chart:class="chart:scatter">
            <chart:domain table:cell-range-address="Sheet1.A3:Sheet1.A16"/>
            <chart:data-point chart:repeated="15"/>
          </chart:series>
          <chart:series chart:style-name="ch11" chart:values-cell-range-address="Sheet1.C21:Sheet1.C29" chart:label-cell-address="Sheet1.A19:Sheet1.A19" chart:class="chart:scatter">
            <chart:domain table:cell-range-address="Sheet1.A21:Sheet1.A29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IL100_H2</text:p>
                <draw:g>
                  <svg:desc>Sheet1.A1:Sheet1.A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MIL100_OH_H2</text:p>
                <draw:g>
                  <svg:desc>Sheet1.A19:Sheet1.A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C3:Sheet1.C16</svg:desc>
                </draw:g>
              </table:table-cell>
              <table:table-cell office:value-type="float" office:value="1.35">
                <text:p>1.35</text:p>
                <draw:g>
                  <svg:desc>Sheet1.A3:Sheet1.A16</svg:desc>
                </draw:g>
              </table:table-cell>
              <table:table-cell office:value-type="float" office:value="NaN">
                <text:p>NaN</text:p>
                <draw:g>
                  <svg:desc>Sheet1.C2:Sheet1.C16</svg:desc>
                </draw:g>
              </table:table-cell>
              <table:table-cell office:value-type="float" office:value="1.35">
                <text:p>1.35</text:p>
                <draw:g>
                  <svg:desc>Sheet1.A21:Sheet1.A29</svg:desc>
                </draw:g>
              </table:table-cell>
              <table:table-cell office:value-type="float" office:value="NaN">
                <text:p>NaN</text:p>
                <draw:g>
                  <svg:desc>Sheet1.C21:Sheet1.C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">
                <text:p>1.4</text:p>
              </table:table-cell>
              <table:table-cell office:value-type="float" office:value="0.00583823278520868">
                <text:p>0.00583823278520868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">
                <text:p>1.6</text:p>
              </table:table-cell>
              <table:table-cell office:value-type="float" office:value="-0.0159195224568975">
                <text:p>-0.0159195224568975</text:p>
              </table:table-cell>
              <table:table-cell office:value-type="float" office:value="1.6">
                <text:p>1.6</text:p>
              </table:table-cell>
              <table:table-cell office:value-type="float" office:value="-0.00383803867225652">
                <text:p>-0.003838038672256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">
                <text:p>1.7</text:p>
              </table:table-cell>
              <table:table-cell office:value-type="float" office:value="-0.0214304421433553">
                <text:p>-0.0214304421433553</text:p>
              </table:table-cell>
              <table:table-cell office:value-type="float" office:value="1.7">
                <text:p>1.7</text:p>
              </table:table-cell>
              <table:table-cell office:value-type="float" office:value="-0.00470967885939899">
                <text:p>-0.004709678859398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">
                <text:p>1.8</text:p>
              </table:table-cell>
              <table:table-cell office:value-type="float" office:value="-0.0230781115797072">
                <text:p>-0.0230781115797072</text:p>
              </table:table-cell>
              <table:table-cell office:value-type="float" office:value="1.8">
                <text:p>1.8</text:p>
              </table:table-cell>
              <table:table-cell office:value-type="float" office:value="-0.00542757346829603">
                <text:p>-0.005427573468296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9">
                <text:p>1.9</text:p>
              </table:table-cell>
              <table:table-cell office:value-type="float" office:value="-0.0225470915402184">
                <text:p>-0.0225470915402184</text:p>
              </table:table-cell>
              <table:table-cell office:value-type="float" office:value="1.9">
                <text:p>1.9</text:p>
              </table:table-cell>
              <table:table-cell office:value-type="float" office:value="-0.0055907747191668">
                <text:p>-0.00559077471916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-0.0208629489397936">
                <text:p>-0.0208629489397936</text:p>
              </table:table-cell>
              <table:table-cell office:value-type="float" office:value="2">
                <text:p>2</text:p>
              </table:table-cell>
              <table:table-cell office:value-type="float" office:value="-0.00554635730622977">
                <text:p>-0.005546357306229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">
                <text:p>2.1</text:p>
              </table:table-cell>
              <table:table-cell office:value-type="float" office:value="-0.0186451021700123">
                <text:p>-0.0186451021700123</text:p>
              </table:table-cell>
              <table:table-cell office:value-type="float" office:value="2.1">
                <text:p>2.1</text:p>
              </table:table-cell>
              <table:table-cell office:value-type="float" office:value="-0.00538795467400632">
                <text:p>-0.005387954674006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">
                <text:p>2.2</text:p>
              </table:table-cell>
              <table:table-cell office:value-type="float" office:value="-0.0162683606204155">
                <text:p>-0.0162683606204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3">
                <text:p>2.3</text:p>
              </table:table-cell>
              <table:table-cell office:value-type="float" office:value="-0.0139571348099707">
                <text:p>-0.0139571348099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">
                <text:p>2.4</text:p>
              </table:table-cell>
              <table:table-cell office:value-type="float" office:value="-0.0118340162298409">
                <text:p>-0.0118340162298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5">
                <text:p>2.5</text:p>
              </table:table-cell>
              <table:table-cell office:value-type="float" office:value="-0.00995827978022135">
                <text:p>-0.00995827978022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6">
                <text:p>2.6</text:p>
              </table:table-cell>
              <table:table-cell office:value-type="float" office:value="-0.00834323773960932">
                <text:p>-0.00834323773960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0697728545037535">
                <text:p>-0.00697728545037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